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P4" style:family="paragraph" style:parent-style-name="Standard">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in physics versus electronics. <text:s/>In particular, comparing induction performance between a single-layer coil of round-wire ie wire wrapped around a cylinder to form a helix; versus an array of round-wire loops <text:s/>with common axis of symmetry, dimensions and gap spacing resembling the helix and where loops are connected by a straight round-wire on the inside circumference of each loop.</text:p>
      <text:p text:style-name="P1"/>
      <text:p text:style-name="P1">Section I. Problem</text:p>
      <text:p text:style-name="P1"/>
      <text:p text:style-name="P1">What are the limits of collecting electromagnetic energy into a standing wave of ever increasing energy density for purposes of energy utility using common materials of solid-state electronics?</text:p>
      <text:p text:style-name="P1"/>
      <text:p text:style-name="P1">Section II. <text:s/>Technically complete description of innovation</text:p>
      <text:p text:style-name="P1"/>
      <text:p text:style-name="P1">II.A. Purpose and description of innovation</text:p>
      <text:p text:style-name="P1"/>
      <text:p text:style-name="P1">This solution is a solid-state, high-Q resonator that steps up voltage (and decreases current) with each set of inductance cycles using a minimum of common electric materials and shapes in an innovative configuration. <text:s text:c="2"/>For any interval of time, the capacity to hold more energy increases as the oscillating electric current decreases that accompanies voltage increase. The voltage increase is a process <text:s/>somewhat similar to how an automobile ignition coil induces a higher voltage even though a pole is shared between the primary and secondary induction coil. The flexible design has multiple means of feeding energy to the apparatus. The structure of the apparatus provides predictable fixed, pre-tuned frequencies of operation.</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soft-page-break/><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Three cases for triggering the inductance resonance are DC pulse or equivalent, AC signal or equivalent, or exposure to a stream of ions. </text:p>
      <text:p text:style-name="P1"/>
      <text:p text:style-name="P1">II.C.1 Induction by pulsed DC power</text:p>
      <text:p text:style-name="P1"/>
      <text:p text:style-name="P1">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Both use a similar set of mathematical formulas to model the process.</text:p>
      <text:p text:style-name="P1"/>
      <text:p text:style-name="P1"><text:soft-page-break/>The moving charge, as changing current, creates an electromagnetic pulse that creates an electric current and charge on the apparatus. An electric charge at the Z axis conductor induces an electrostatic, relative charge on the main ring due to Coulombs law (via E field). The moving charge, as changing current, along the Z-axis is complemented by a magnetic field that increases in intensity outward from the Z-axis conductor towards the main ring of the apparatus as the Z-axis charge moves toward point P1. <text:s/>The magnetic field decreases in intensity after the charge passes point P1 along the Z-axis conductor. </text:p>
      <text:p text:style-name="P1"/>
      <text:p text:style-name="P1">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input to the apparatus.</text:p>
      <text:p text:style-name="P1"/>
      <text:p text:style-name="P1">II.C.2 Induction by an alternating current (AC) cycle.</text:p>
      <text:p text:style-name="P1"/>
      <text:p text:style-name="P1">An AC cycle applied to a cylindrical (current sheet or solid) conductor along the Z-axis of symmetry may induce a magnetic field to the apparatus via electromagnetic induction and, or radiation, similar to Section II.1 Induction by DC pulse. <text:s/>However, an AC cycle consists partly of an electromagnetic wave with a positive polarity, and another part a negative polarity. The magnetic field from the cylindrical conductor will flip in an AC cycle. </text:p>
      <text:p text:style-name="P1"/>
      <text:p text:style-name="P1">Tuning the AC cycle to the self-resonance frequencies and polar orientations of the apparatus is necessary to prevent the AC cycle from contributing neutralizing EMI of an opposing polarity cycle, such as a 180 degree phase shifted EM wave, to the resonant operation of the apparatus resulting in significantly reduced net input energy.</text:p>
      <text:p text:style-name="P1"/>
      <text:p text:style-name="P1">II.C.3 Induction by exposing to an ion stream or equivalent</text:p>
      <text:p text:style-name="P1"/>
      <text:p text:style-name="P1">By positioning a magnetic field (and possibly a charge opposite of the ion stream) at p2 with the pole oriented along the Z-axis of symmetry, ions moving toward the apparatus will curve according to the magnetic field (and influence of the charge difference), which thereby induces a current in the apparatus.</text:p>
      <text:p text:style-name="P1"/>
      <text:p text:style-name="P1">II.C.4 A more detailed function of apparatus</text:p>
      <text:p text:style-name="P1"/>
      <text:p text:style-name="P1">The apparatus resonates primarily due to the principle of self and mutual inductance of round-wire (or current sheet) in go-and-return circuits and Coulomb's law of electrostatic <text:soft-page-break/>charge distribution. Resonance contributions from the “skin effect” and secondary electromagnetic radiation emissions are ignored for this description, but may be significant in overall resonance and operation of the apparatus.</text:p>
      <text:p text:style-name="P1"/>
      <text:p text:style-name="P1">The apparatus begins complementary resonating cycles at either the self-induction of the primary ring, or the self, mutual induction of the secondary rings –depending on the initial <text:s/>induction trigger. </text:p>
      <text:p text:style-name="P1"/>
      <text:p text:style-name="P1">A collapse of the current in the main ring will induce a current from the rebounding 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Note: <text:s/>Although a single apparatus configuration is described with reference to alternate <text:soft-page-break/>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electrons in a collapsing or expanding DC current in a wire tends to travel in a spiral or vortex due to Lenz's law, 2. that power losses from heat are reduced as voltage increases, 3. that eddy currents become more significant as AC frequency increases, 4. that skin effect, caused by electron charge density moving toward a wire's surface, increases with increasing frequency, charge, or voltage.</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text:soft-page-break/>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text:soft-page-break/></text:p>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text:soft-page-break/>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9</text:page-number> of <text:page-count>9</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6-29T10:10:57</dc:date>
    <meta:editing-duration>P2DT21H9M38S</meta:editing-duration>
    <meta:editing-cycles>177</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9" meta:paragraph-count="147" meta:word-count="3239" meta:character-count="20898" meta:non-whitespace-character-count="17676"/>
  </office:meta>
</office:document-meta>
</file>